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500050" style:font-name="arial" fo:font-size="9pt" fo:letter-spacing="normal" fo:font-style="normal" fo:font-weight="normal"/>
    </style:style>
    <style:style style:name="P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500050" style:font-name="arial" fo:font-size="14pt" fo:letter-spacing="normal" fo:font-style="normal" fo:font-weight="normal" officeooo:rsid="001726da" officeooo:paragraph-rsid="001726da" style:font-size-asian="14pt" style:font-size-complex="14pt"/>
    </style:style>
    <style:style style:name="P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500050" style:font-name="arial" fo:font-size="14pt" fo:letter-spacing="normal" fo:font-style="normal" fo:font-weight="normal" officeooo:rsid="001779fe" officeooo:paragraph-rsid="001779fe" style:font-size-asian="14pt" style:font-size-complex="14pt"/>
    </style:style>
    <style:style style:name="P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500050" style:font-name="arial" fo:font-size="14pt" fo:letter-spacing="normal" fo:font-style="normal" fo:font-weight="normal" officeooo:rsid="0018e2ee" officeooo:paragraph-rsid="0018e2ee" style:font-size-asian="12.25pt" style:font-size-complex="14pt"/>
    </style:style>
    <style:style style:name="P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500050" style:font-name="arial" fo:font-size="14pt" fo:letter-spacing="normal" fo:font-style="normal" fo:font-weight="normal" officeooo:rsid="00193da9" officeooo:paragraph-rsid="00193da9" style:font-size-asian="12.25pt" style:font-size-complex="14pt"/>
    </style:style>
    <style:style style:name="P6"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500050" style:font-name="arial" fo:font-size="18pt" fo:letter-spacing="normal" fo:font-style="normal" fo:font-weight="normal" officeooo:rsid="0018e2ee" officeooo:paragraph-rsid="0018e2ee" style:font-size-asian="18pt" style:font-size-complex="18pt"/>
    </style:style>
    <style:style style:name="P7"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500050" style:font-name="arial" fo:font-size="18pt" fo:letter-spacing="normal" fo:font-style="normal" fo:font-weight="normal" officeooo:rsid="0018e2ee" officeooo:paragraph-rsid="0018e2ee" style:font-size-asian="15.75pt" style:font-size-complex="18pt"/>
    </style:style>
    <style:style style:name="T1" style:family="text">
      <style:text-properties officeooo:rsid="001779fe"/>
    </style:style>
    <style:style style:name="T2" style:family="text">
      <style:text-properties officeooo:rsid="0018e2ee"/>
    </style:style>
    <style:style style:name="T3" style:family="text">
      <style:text-properties officeooo:rsid="00193da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TRO</text:p>
      <text:p text:style-name="P2"/>
      <text:p text:style-name="P2">Bonjour, nous sommes la Wild Web Agency, comme je vous l’ai dit dans mon premier mail de prise de rendez-vous, nous sommes une jeune agence basée à Bordeaux, plus exactement au 5 place Canteloup, ce qui fait donc <text:s/>de nous des voisins et facilitera donc les échanges entre nous.</text:p>
      <text:p text:style-name="P2"/>
      <text:p text:style-name="P2">Nous avons l’habitude de travailler avec nos clients avec une méthodologie Agile, cette méthode place le client au cœur du processus de réalisation <text:span text:style-name="T1">afin de réduire au maximum tout risque de dérive au niveau des fonctionnalités ou de tout autre aspect.</text:span></text:p>
      <text:p text:style-name="P3"/>
      <text:p text:style-name="P3">Pour finir sur la présentation de notre agence, nous avons pour habitude de faire toutes nos réalisations en responsive-design, qui est donc une technique qui permet à un site web de s’adapter automatiquement au type de média qui sert à l’afficher</text:p>
      <text:p text:style-name="P1"/>
      <text:p text:style-name="P3">Le but de ce premier entretien sera donc de lister vos besoins et attentes afin que nous puissions vous livrer une première maquette lors d’un prochain rendez-vous, dont on conviendra en fin d’entretien.</text:p>
      <text:p text:style-name="P3"/>
      <text:p text:style-name="P3">Avant toute chose j’aurai donc voulu connaître les délais de livraisons que vous avez envisager, car nos axes de réflexion <text:span text:style-name="T2">tant sur le côté graphique que sur le côté technique vont en dépendre.</text:span></text:p>
      <text:p text:style-name="P3"/>
      <text:p text:style-name="P3"/>
      <text:p text:style-name="P3"/>
      <text:p text:style-name="P3"/>
      <text:p text:style-name="P7">Réseaux sociaux et internationalisation</text:p>
      <text:p text:style-name="P7"/>
      <text:p text:style-name="P4">Pour les boutons de réseaux sociaux nous avons pensé les mettre beaucoup plus en avant. Et éventuellement les intégrer sous chaque burger pour que les clients puissent les liker ou noter directement, ce qui permet de faire comme on dit « du buzz » pour gagner en visibilité, <text:span text:style-name="T3">notamment auprès des <text:s/>jeunes et jeunes adultes qui doivent être je pense, votre cœur de cible.</text:span></text:p>
      <text:p text:style-name="P4"/>
      <text:p text:style-name="P5">Nous avons également pensé à traduire le site, au moins en anglais, vos deux établissements étant situés dans des lieux touristiques cela nous paraîtait plus que judicieux.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6T10:44:48.764617440</meta:creation-date>
    <dc:date>2017-09-06T11:26:00.301937669</dc:date>
    <meta:editing-duration>PT7M50S</meta:editing-duration>
    <meta:editing-cycles>1</meta:editing-cycles>
    <meta:document-statistic meta:table-count="0" meta:image-count="0" meta:object-count="0" meta:page-count="1" meta:paragraph-count="9" meta:word-count="293" meta:character-count="1757" meta:non-whitespace-character-count="1470"/>
    <meta:generator>LibreOffice/5.3.1.2$Linux_X86_64 LibreOffice_project/30m0$Build-2</meta:generator>
  </office:meta>
</office:document-meta>
</file>